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1"/>
        <table:table-column table:style-name="co2" table:default-cell-style-name="ce5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_dat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.Ha.i</text:p>
          </table:table-cell>
          <table:table-cell table:style-name="ce3" office:value-type="string" calcext:value-type="string">
            <text:p>Rne</text:p>
          </table:table-cell>
          <table:table-cell table:style-name="ce3" office:value-type="string" calcext:value-type="string">
            <text:p>coherent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best_filter</text:p>
          </table:table-cell>
          <table:table-cell table:style-name="ce4" office:value-type="string" calcext:value-type="string">
            <text:p>comment</text:p>
          </table:table-cell>
          <table:table-cell table:style-name="ce3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aybe very faint nebulosity in other filters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the star in the u band, the point at se is a brown dwarf candidate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g is even more faint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r.Ha.i</text:p>
          </table:table-cell>
          <table:table-cell office:value-type="string" calcext:value-type="string">
            <text:p>extended, check scal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visible</text:p>
          </table:table-cell>
          <table:table-cell table:number-columns-repeated="3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, arc</text:p>
          </table:table-cell>
          <table:table-cell office:value-type="string" calcext:value-type="string">
            <text:p>Ha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y faint point source maybe in Ha, region of nebulosity but the star is not visible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ord not matching the point source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bably a point source according to simbad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probably the g is just the starlight diffused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not even see the star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 NED as an IR source, coordinates are correct, the star cannot be seen but is too close to another star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 star, no star in Gaia, Simbad or NED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 only faint in I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 mismatch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ar a clear Rne but ~30 pc further than the YSO inside the nebulosity region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ar Rne but does not seem to be associated with this star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visible</text:p>
          </table:table-cell>
          <table:table-cell table:number-columns-repeated="2" office:value-type="string" calcext:value-type="string">
            <text:p>fa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, arm</text:p>
          </table:table-cell>
          <table:table-cell/>
          <table:table-cell office:value-type="string" calcext:value-type="string">
            <text:p>no point source associated with that blob in Gaia, NED and SIMBAD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tant: ~570 pc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visible</text:p>
          </table:table-cell>
          <table:table-cell table:number-columns-repeated="3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asym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o distant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int is actually very faint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promi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tail</text:p>
          </table:table-cell>
          <table:table-cell/>
          <table:table-cell office:value-type="string" calcext:value-type="string">
            <text:p>difficult to understand if it is due to this actual star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inside nebulosity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blob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anything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here is nebulosity between the 2 stars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here seem to be nebulosity but it is not clear if it’s due to the artifacts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the star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blob, asym</text:p>
          </table:table-cell>
          <table:table-cell office:value-type="string" calcext:value-type="string">
            <text:p>r.Ha.i</text:p>
          </table:table-cell>
          <table:table-cell office:value-type="string" calcext:value-type="string">
            <text:p>linked with 51, which star is responsible?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b, asym</text:p>
          </table:table-cell>
          <table:table-cell office:value-type="string" calcext:value-type="string">
            <text:p>r.Ha.i</text:p>
          </table:table-cell>
          <table:table-cell office:value-type="string" calcext:value-type="string">
            <text:p>linked with 51, which star is responsible?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 a region of nebulosity but the star is not visible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not see star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table:number-columns-repeated="3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ament, diffuse</text:p>
          </table:table-cell>
          <table:table-cell office:value-type="string" calcext:value-type="string">
            <text:p>Ha.i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table:number-columns-repeated="4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Ha.r.i</text:p>
          </table:table-cell>
          <table:table-cell office:value-type="string" calcext:value-type="string">
            <text:p>is it really due to this star?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the star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 region of nebulosity but the object is far ~220 pc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star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star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star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tar very distant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 the middle of an artifact, diffucult to tell if there is nebulosity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promin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Ha.r.i</text:p>
          </table:table-cell>
          <table:table-cell office:value-type="string" calcext:value-type="string">
            <text:p>we do not have images in g and u, it is probably an emission line galaxy ESO 396-11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the star, region of nebulosity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visible</text:p>
          </table:table-cell>
          <table:table-cell table:number-columns-repeated="4" office:value-type="string" calcext:value-type="string">
            <text:p>promi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arc</text:p>
          </table:table-cell>
          <table:table-cell office:value-type="string" calcext:value-type="string">
            <text:p>Ha.r.i</text:p>
          </table:table-cell>
          <table:table-cell office:value-type="string" calcext:value-type="string">
            <text:p>hard to tell if is actually due to that star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’t see the star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rregular, diffuse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ybe nebulosity in Ha?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gion of nebulosity but can’t see the star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irregu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hard to assign a star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irregular</text:p>
          </table:table-cell>
          <table:table-cell/>
          <table:table-cell office:value-type="string" calcext:value-type="string">
            <text:p>hard to assign a star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office:value-type="string" calcext:value-type="string">
            <text:p>visible </text:p>
          </table:table-cell>
          <table:table-cell table:number-columns-repeated="2" office:value-type="string" calcext:value-type="string">
            <text:p>visi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Ha, I</text:p>
          </table:table-cell>
          <table:table-cell office:value-type="string" calcext:value-type="string">
            <text:p>is it nebulosity or light from the star?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 only visible in Ha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ament, diffus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large scale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r not visible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nebulosity or starlight?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irregul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robably group of star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table:number-columns-repeated="2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I, Ha</text:p>
          </table:table-cell>
          <table:table-cell office:value-type="string" calcext:value-type="string">
            <text:p>is it really a Rne or is an artifact? There is a point source SE which is not in SIMBAD, NED and GAIA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table:number-columns-repeated="4" office:value-type="string" calcext:value-type="string">
            <text:p>visi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r,i,Ha</text:p>
          </table:table-cell>
          <table:table-cell office:value-type="string" calcext:value-type="string">
            <text:p>star not visible, is it a Rne?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visible</text:p>
          </table:table-cell>
          <table:table-cell table:number-columns-repeated="5" office:value-type="string" calcext:value-type="string">
            <text:p>promin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irregular</text:p>
          </table:table-cell>
          <table:table-cell office:value-type="string" calcext:value-type="string">
            <text:p>g,i,r,Ha</text:p>
          </table:table-cell>
          <table:table-cell office:value-type="string" calcext:value-type="string">
            <text:p>star not visible, is it a Rne?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visi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tar not visible, is it a Rne?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region of nebulosity, star visible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region of nebulosity but can’t see the star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faint</text:p>
          </table:table-cell>
          <table:table-cell table:number-columns-repeated="4" office:value-type="string" calcext:value-type="string">
            <text:p>visi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, arc</text:p>
          </table:table-cell>
          <table:table-cell office:value-type="string" calcext:value-type="string">
            <text:p>I,r,Ha</text:p>
          </table:table-cell>
          <table:table-cell office:value-type="string" calcext:value-type="string">
            <text:p>which star is responsible?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y bright star</text:p>
          </table:table-cell>
          <table:table-cell table:number-columns-repeated="101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y bright star</text:p>
          </table:table-cell>
          <table:table-cell table:number-columns-repeated="10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is it nebulosity or light from the star?</text:p>
          </table:table-cell>
          <table:table-cell table:number-columns-repeated="101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ry bright star</text:p>
          </table:table-cell>
          <table:table-cell table:number-columns-repeated="101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ose to a very bright star</text:p>
          </table:table-cell>
          <table:table-cell table:number-columns-repeated="101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, asymmetric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s it an artifact?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noise or nebulosity?</text:p>
          </table:table-cell>
          <table:table-cell table:number-columns-repeated="101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Rne?</text:p>
          </table:table-cell>
          <table:table-cell table:number-columns-repeated="101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 scale, ar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SO in the center of a ring of nebulosity</text:p>
          </table:table-cell>
          <table:table-cell table:number-columns-repeated="101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gion of nebulosity but the star is too bright and there is the mirror artifact</text:p>
          </table:table-cell>
          <table:table-cell table:number-columns-repeated="101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gion of nebulosity but the star is too bright and there is the mirror artifact</text:p>
          </table:table-cell>
          <table:table-cell table:number-columns-repeated="10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gion full of artifacts</text:p>
          </table:table-cell>
          <table:table-cell table:number-columns-repeated="101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, tail</text:p>
          </table:table-cell>
          <table:table-cell office:value-type="string" calcext:value-type="string">
            <text:p>g,r,i,Ha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faint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ament, diffus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is it due to this star?</text:p>
          </table:table-cell>
          <table:table-cell table:number-columns-repeated="10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table:number-columns-repeated="3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r,i,Ha</text:p>
          </table:table-cell>
          <table:table-cell office:value-type="string" calcext:value-type="string">
            <text:p>region of nebulosity</text:p>
          </table:table-cell>
          <table:table-cell table:number-columns-repeated="10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table:number-columns-repeated="3" office:value-type="string" calcext:value-type="string">
            <text:p>visi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r,i,Ha</text:p>
          </table:table-cell>
          <table:table-cell office:value-type="string" calcext:value-type="string">
            <text:p>region of nebulosity</text:p>
          </table:table-cell>
          <table:table-cell table:number-columns-repeated="10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promi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arc</text:p>
          </table:table-cell>
          <table:table-cell office:value-type="string" calcext:value-type="string">
            <text:p>g,r,Ha</text:p>
          </table:table-cell>
          <table:table-cell office:value-type="string" calcext:value-type="string">
            <text:p>which star is correct?</text:p>
          </table:table-cell>
          <table:table-cell table:number-columns-repeated="10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faint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region of nebulosity</text:p>
          </table:table-cell>
          <table:table-cell table:number-columns-repeated="10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irregu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ery bright star</text:p>
          </table:table-cell>
          <table:table-cell table:number-columns-repeated="10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g,r,i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ery bright star</text:p>
          </table:table-cell>
          <table:table-cell table:number-columns-repeated="10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s it a point source in Ha? Not in Aladin</text:p>
          </table:table-cell>
          <table:table-cell table:number-columns-repeated="10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visi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star not visible</text:p>
          </table:table-cell>
          <table:table-cell table:number-columns-repeated="10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ament, large scale</text:p>
          </table:table-cell>
          <table:table-cell office:value-type="string" calcext:value-type="string">
            <text:p>g,r,i,Ha</text:p>
          </table:table-cell>
          <table:table-cell office:value-type="string" calcext:value-type="string">
            <text:p>distant from star, large scale</text:p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gion of nebulosity but star not visible</text:p>
          </table:table-cell>
          <table:table-cell table:number-columns-repeated="10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</text:p>
          </table:table-cell>
          <table:table-cell office:value-type="string" calcext:value-type="string">
            <text:p>g,r,Ha</text:p>
          </table:table-cell>
          <table:table-cell office:value-type="string" calcext:value-type="string">
            <text:p>region of nebulosity, star not visible</text:p>
          </table:table-cell>
          <table:table-cell table:number-columns-repeated="10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region of nebulosity, star not visible</text:p>
          </table:table-cell>
          <table:table-cell table:number-columns-repeated="10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ffuse, tail, irregular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ail, irregular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tar not visible, region of nebulosity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promin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rc, irregula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very bright region, star not visible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ight star</text:p>
          </table:table-cell>
          <table:table-cell table:number-columns-repeated="10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 visible star</text:p>
          </table:table-cell>
          <table:table-cell table:number-columns-repeated="10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fa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fa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int source or Rne?</text:p>
          </table:table-cell>
          <table:table-cell table:number-columns-repeated="10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ight star</text:p>
          </table:table-cell>
          <table:table-cell table:number-columns-repeated="10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2:01:38.488159627</meta:creation-date>
    <dc:date>2023-08-22T14:17:21.122775367</dc:date>
    <meta:editing-duration>PT6H6M20S</meta:editing-duration>
    <meta:editing-cycles>117</meta:editing-cycles>
    <meta:generator>LibreOffice/7.3.7.2$Linux_X86_64 LibreOffice_project/30$Build-2</meta:generator>
    <meta:document-statistic meta:table-count="1" meta:cell-count="2524" meta:object-count="0"/>
  </office:meta>
</office:document-meta>
</file>